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Heading_20_1">
      <style:text-properties style:text-underline-style="none"/>
    </style:style>
    <style:style style:name="P3" style:family="paragraph" style:parent-style-name="Heading_20_1">
      <style:paragraph-properties fo:break-before="page"/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aaS – Infrastructure as a Service</text:h>
      <text:p text:style-name="P1">Proporcionan una infraestructura.</text:p>
      <text:p text:style-name="P1">Herramientas y servicios de gestión de la infraestructura.</text:p>
      <text:p text:style-name="P1">Muy flexible.</text:p>
      <text:p text:style-name="P1">El cliente se encarga de proveer instancias de máquinas virtuales.</text:p>
      <text:p text:style-name="P1">Pagas según los recursos utilizados: CPU, disco, red.</text:p>
      <text:p text:style-name="P1">Ejemplos: Amazon EC2, Rackspace Cloud, AppNexus.</text:p>
      <text:p text:style-name="P1"/>
      <text:h text:style-name="P2" text:outline-level="1">Paas – Platform as a Service</text:h>
      <text:p text:style-name="P1">Proporcionan una infraestructura y una plataforma.</text:p>
      <text:p text:style-name="P1">Framework para desarrollo y despliegue de aplicaciones.</text:p>
      <text:p text:style-name="P1">El lenguaje de desarrollo y la plataforma dependen del proveedor.</text:p>
      <text:p text:style-name="P1">La escalabilidad y la disponibilidad dependen también del proveedor.</text:p>
      <text:p text:style-name="P1">Instalación configuración y mantenimiento más simple.</text:p>
      <text:p text:style-name="P1">Pagas según los recursos utilizados: CPU, disco, red.</text:p>
      <text:p text:style-name="P1">Ejemplos: Google AppEngine, Microsoft Azure.</text:p>
      <text:p text:style-name="P1"/>
      <text:h text:style-name="P2" text:outline-level="1">SaaS – Software as a Service</text:h>
      <text:p text:style-name="P1"><text:span text:style-name="T1">Proporcionan una infraestructura, una plataforma y un software.</text:span></text:p>
      <text:p text:style-name="P1">Orientado al comercio.</text:p>
      <text:p text:style-name="P1">API para un servicio completo, no para recursos.</text:p>
      <text:p text:style-name="P1">No hay flexibilidad.</text:p>
      <text:p text:style-name="P1">Dependencia completa del proveedor a menos que éste use estándares.</text:p>
      <text:p text:style-name="P1">Pagas según la cantidad de clientes y características de las aplicaciones.</text:p>
      <text:p text:style-name="P1">Ejemplos: Google Apps, Dropbox, SalesForce.</text:p>
      <text:p text:style-name="P1"/>
      <text:p text:style-name="P1"/>
      <text:h text:style-name="P3" text:outline-level="1">KVM</text:h>
      <text:p text:style-name="P1"/>
      <text:p text:style-name="P1"/>
      <text:p text:style-name="P1"/>
      <text:h text:style-name="P3" text:outline-level="1">AppScale</text:h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0T01:45:54</dc:date>
    <dc:creator>david </dc:creator>
    <meta:generator>OpenOffice.org/3.2$Unix OpenOffice.org_project/320m12$Build-9483</meta:generator>
    <meta:editing-duration>PT01H27M09S</meta:editing-duration>
    <meta:editing-cycles>18</meta:editing-cycles>
    <meta:document-statistic meta:table-count="0" meta:image-count="0" meta:object-count="0" meta:page-count="3" meta:paragraph-count="25" meta:word-count="156" meta:character-count="1097"/>
  </office:meta>
</office:document-meta>
</file>